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E9E9E9" style:vertical-align="middle" fo:wrap-option="wrap" fo:background-color="#FFFFFF"/>
      <style:text-properties style:font-name="Verdana" style:font-name-asian="Verdana" style:font-name-complex="Verdana" fo:font-size="10pt" style:font-size-asian="10pt" style:font-size-complex="10pt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Via Abb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cquaner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damel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glia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gu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l’ 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irol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be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berto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bric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ci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ebb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etta Alp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Salita degli Alp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mbroso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Amend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more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natrell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nnunci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ntelam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. Anz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. An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ppi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quil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rci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rta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sia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uguadr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vigno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co da S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don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ainsiz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lbi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les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llar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alzaro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rac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raggi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aragiol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araval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rber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rell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B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rsan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rzag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ser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 Basso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la Bastig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le Battis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y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azz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ecca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ell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ellinzo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elvede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enz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ernard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ernasc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erni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ertac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ertine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ertola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ertolo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. Bianc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ianchi Giov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igna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ind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Bix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cci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ld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onanom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nar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nol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onome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ontempe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orgo Vic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. Borrom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rsie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sat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s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ss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ottice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ram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rambil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regn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ren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renn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re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re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riant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roge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r Bron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ronze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r Brun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Br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. Buoz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uschi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Piazza Cacciatori delle Alp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dor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duti Albates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iro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. Cal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lder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ratelli Calv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Camerlata</text:p>
          </table:table-cell>
          <table:table-cell table:number-columns-repeated="16383"/>
        </table:table-row>
        <table:table-row table:style-name="ro5">
          <table:table-cell office:value-type="string" table:style-name="ce2">
            <text:p>Via Camnago Volta Superi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mozz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mpag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mp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mp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naris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non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no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nt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nton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nt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ntù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ntu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piag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ppelletti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Salita dei Cappucc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pra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racciol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Largo Carad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c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d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d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ducc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res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l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rluc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on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p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rs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sart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sa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scina Mari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scina Viol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slac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sle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ssiodor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Castel Baradell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Castel Carnasi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stell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stelnuov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tenaz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ton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Cattan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atul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la Cav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Cavallo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Cavou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ecil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eles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rgo Ceres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eresol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ermena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er Cernobb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erut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Ce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herub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. Chies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iappar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. Cice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igal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inque Giorn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ipoll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laudan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laudio Marcell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lemente XII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leri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l di La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ollegio Dottor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Co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ll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. Colomb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oloni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lon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me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mo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mun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onciliazio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nc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Concordi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onfalonie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ni Zug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onti Re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ret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orregg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rrid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Cor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i Corti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sen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oss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resp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colo Cresp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ress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risp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rivelli Rusc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roce Ro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Croggi</text:p>
          </table:table-cell>
          <table:table-cell table:number-columns-repeated="16383"/>
        </table:table-row>
        <table:table-row table:style-name="ro5">
          <table:table-cell office:value-type="string" table:style-name="ce2">
            <text:p>Via Crotto del Ser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uman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Cus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Cuzz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D’Acquist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. D’Annunz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D’Azegl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D’Oggion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Pietro Da Breggi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. Da Carcan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G. Da Caversacci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Guido Da Com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A. Da Intimia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. Da Locar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. Da Lurag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B. Da Moden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colo D. Da Parravicin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Leonardo Da Vin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a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ant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. e G. De Col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De Cristoforis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De Gasper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De Magistris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etta De Or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Deledd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P. Della Francesc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Largo Di Sav. Mafal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Di Vittor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Diacono Pa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. Diaz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Don Bernardino 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on Bo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on Gnoc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on Minz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on Monz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Donatori di Sang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 D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ottesi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Do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rus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le Duca d’A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Du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colo Du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ur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El Alamei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Ennod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achine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alci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Fattor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errabo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E. Ferr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Ferr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err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erre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iammengh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. Fil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i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lor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ogazz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onta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ontanel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orna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osc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ossa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rà Silvestro da Si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ranc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le Frank An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ransc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rige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risi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Friu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uld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Fumaga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agg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ag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alile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Ga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all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alv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aribald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Campo Garibald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arovagl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Garrè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asparot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att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 Gel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le Ge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le Gerbet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Geremi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hislanz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iacos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iannonce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Giardino di Ponente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Gioà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iorgio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le Giott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iovine Ita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iov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iudi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Giul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iulio Cesa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Giussani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Giustizia e Libert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obb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obe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olasec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o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oriz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rams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ran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rass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rill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Grimoldi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Grossi Tomm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rot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ua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uanell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uicciar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la Guiz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Imbona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Indipendenz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Innocenzo X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Interle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Int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Isonz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Italia Liber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Piazza IV Novem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Juv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Kol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a Favori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Lamberteng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Landri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. Lanz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 Lavo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azza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le Lecc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Strada Statale per Lecc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Lega Insurrezional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Lenticch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. Le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rgo Leopar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ibert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ig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inat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Liss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Longh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ong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i Lor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Konrad Loren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Lucin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Lu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cc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cello Vecch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der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donet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druzz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Maestri Campionesi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Maestri Comac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estro Mart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i Magen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gistre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. Mag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ioc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jn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lpig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lv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Mame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nar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. Mantegazz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nteg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rches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rcheso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le Marc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rgherit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ria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Martign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rtine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rtiri di Cim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sacc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ascher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le Mas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sol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ssar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assar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Matteo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G. Matteo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Mazz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Medaglie d’O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Medi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ent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er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erza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euc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ia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ichelang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il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i Mil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in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irabell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cche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gna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etta Mojan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Mol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aco Lorenz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 Bianc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 Capri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 Croc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 Go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le Monte Sant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grap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ontell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lung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ner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rotond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eve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. Mon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. e M. Mon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. Mon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ntic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oragli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orazzo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do Mo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uggiò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ugi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i Mul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ur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us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Museo Giov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colo Museo Giov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utto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Napole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Nat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Naved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Negre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. Neg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Ness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Nicolo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I. Niev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Ninguard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Nolf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. Nose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ita Nosett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Nu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Odescal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ld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lgia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lgina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Oltrecol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razi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Or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ri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rt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rtig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l' 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slav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stin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Ovid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acino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ga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alazzet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les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Pal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l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nnil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nt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nz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. Pao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Pap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rad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r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arrocchial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artigi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sco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s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sse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Pas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astonc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astre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asub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i Patrio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ecco Renz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edemo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. Pede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. Pell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ita Peltr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re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regr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rl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 P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rpen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Perret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errucchett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Per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rug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ssi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estolaz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tr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etrol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iade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ianaz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 Pi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i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Piaz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ic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ic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la Pil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Piazzetta Pinche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io X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L. Pirandell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isani Doss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lin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oggio Rusc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P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ola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onte Nuov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del Pop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o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la 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G. Pozz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rato Pasque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red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rest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retor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rimaves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rimo Magg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Prinet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riv. Bernascon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Priv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rivata Perlasc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Prudenzi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le Pue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Quad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Quagl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Quarci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Quasi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rgo Radi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affael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aimon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ampol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as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ecc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Regazzoni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Regina Teodolind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Repubblica Ro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ezz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ezzi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Rezzonic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Rh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Ricc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ien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ienz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Rig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Rimembran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imold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Ripamon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Rismond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Risorgi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isto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ivi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as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 Rocc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d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lla Rogg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Ro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ncat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Ronchet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 Ronc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le F. D. Roosevel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sa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sa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sc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F.lli Ross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ssin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R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ov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ub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usc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Rutsc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bot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c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c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gnin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lard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lvadonic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San Bernardino da Sie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n Carpof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n Donat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San Fed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n Felice</text:p>
          </table:table-cell>
          <table:table-cell table:number-columns-repeated="16383"/>
        </table:table-row>
        <table:table-row table:style-name="ro6">
          <table:table-cell office:value-type="string" table:style-name="ce2">
            <text:p>Viale San Fermo della Battagli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San Francesco d'Assis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n Giacom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n Giovanni da Me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n Giulian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Piazzale San Gottar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n Martin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San Michele del Cars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San Pietro (Panoramica)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Piazzale San Rocchett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le San Roc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n Zenon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nt’Abbond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nt’Antonino</text:p>
          </table:table-cell>
          <table:table-cell table:number-columns-repeated="16383"/>
        </table:table-row>
        <table:table-row table:style-name="ro5">
          <table:table-cell office:value-type="string" table:style-name="ce2">
            <text:p>Via Sant’Arialdo da Cuccia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nt’Eli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nt’Eutichi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Santa Brigida e Respàù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nta Cateri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Santa Cateri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anta Chiar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Santa Maria in Cristi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le Santa Te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apori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N. Saur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calabr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cal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carab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chiav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colar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ebenic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ebregond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. Segant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elva Fiori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al Semina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rgo G. Sil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Silv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Sinigag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M. Siro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irto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o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olar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le Soma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omiglia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. Sommalv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palat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pallanz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pallin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part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paz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p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rgo Splu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le Sport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Sportivi Comas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tam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Stazz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toppa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Strabon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Tagli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arvisi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Tat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av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ento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erliz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olo Terrag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Terrane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Tessitric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Tettaman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ibal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icoz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imav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Tintoret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ito Liv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izi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obag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ofan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Tokamac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orrian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Tr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recal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Trento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Lungo Lario Trento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Tridi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Lungo Lario Triest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Trombett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Trulzio Belgioi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F. Turat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Urbano I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cch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Valb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l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le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ler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Valgioier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Vallegg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lo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B. Vandell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Vannitel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re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res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assen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Vel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Velz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enin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le Ventur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enust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Ver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erg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Gentile Vert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iganò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illa Giov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lla Ol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dei Vill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irgil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Visdomi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itan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Vittoria</text:p>
          </table:table-cell>
          <table:table-cell table:number-columns-repeated="16383"/>
        </table:table-row>
        <table:table-row table:style-name="ro4">
          <table:table-cell office:value-type="string" table:style-name="ce2">
            <text:p>Via Vittorio Emanuele II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Vittorio Ven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odi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Volpati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Volp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iazza 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. Volt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asseggiata Voltian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XX Settembre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iazza XXIV Magg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XXVII Maggio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Zamenhof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Via Zampi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Zanella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Via Z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Zez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alla Zocca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asseggiata Zocco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 Zucchi</text:p>
          </table:table-cell>
          <table:table-cell table:number-columns-repeated="16383"/>
        </table:table-row>
        <table:table-row table:number-rows-repeated="10478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tteo Pozzoli</meta:initial-creator>
    <dc:creator>Matteo Pozzoli</dc:creator>
    <meta:creation-date>2018-12-04T11:09:34Z</meta:creation-date>
    <dc:date>2018-12-04T13:09:40Z</dc:date>
  </office:meta>
</office:document-meta>
</file>